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Arial" officeooo:rsid="00214670" officeooo:paragraph-rsid="00214670"/>
    </style:style>
    <style:style style:name="P8" style:family="paragraph" style:parent-style-name="Table_20_Contents" style:list-style-name="L2">
      <style:paragraph-properties fo:text-align="start" style:justify-single-word="false"/>
      <style:text-properties style:font-name="Arial" officeooo:rsid="00214670" officeooo:paragraph-rsid="00214670"/>
    </style:style>
    <style:style style:name="P9" style:family="paragraph" style:parent-style-name="Table_20_Contents" style:list-style-name="L3">
      <style:paragraph-properties fo:text-align="start" style:justify-single-word="false"/>
      <style:text-properties style:font-name="Arial" officeooo:rsid="00214670" officeooo:paragraph-rsid="00214670"/>
    </style:style>
    <style:style style:name="P10" style:family="paragraph" style:parent-style-name="Table_20_Contents" style:list-style-name="L4">
      <style:text-properties style:font-name="Arial" officeooo:rsid="00214670" officeooo:paragraph-rsid="00214670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05cd0" style:font-weight-asian="bold" style:font-weight-complex="bold"/>
    </style:style>
    <style:style style:name="T3" style:family="text">
      <style:text-properties fo:font-weight="bold" officeooo:rsid="00214670" style:font-weight-asian="bold" style:font-weight-complex="bold"/>
    </style:style>
    <style:style style:name="T4" style:family="text">
      <style:text-properties fo:font-weight="bold" officeooo:rsid="0022cf80" style:font-weight-asian="bold" style:font-weight-complex="bold"/>
    </style:style>
    <style:style style:name="T5" style:family="text">
      <style:text-properties officeooo:rsid="00214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4">7</text:span></text:p>
          </table:table-cell>
          <table:table-cell table:style-name="Tabelle4.C1" office:value-type="string">
            <text:p text:style-name="P2">Title: <text:span text:style-name="T3">Assignment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1</text:p>
          </table:table-cell>
          <table:table-cell table:style-name="Tabelle1.C2" office:value-type="string">
            <text:list xml:id="list6295339555611635833" text:style-name="L1">
              <text:list-item>
                <text:p text:style-name="P7">Ask the user for ...</text:p>
              </text:list-item>
            </text:list>
            <text:list xml:id="list1259456377656840611" text:style-name="L2">
              <text:list-item>
                <text:p text:style-name="P8">... a number and store it in a variable</text:p>
              </text:list-item>
              <text:list-item>
                <text:p text:style-name="P8">… another number and store it in a variable<text:line-break/></text:p>
              </text:list-item>
            </text:list>
            <text:list xml:id="list4476544951010446202" text:style-name="L3">
              <text:list-item>
                <text:p text:style-name="P9">Calculate and display ...</text:p>
              </text:list-item>
            </text:list>
            <text:list xml:id="list105849447155616" text:continue-list="list1259456377656840611" text:style-name="L2">
              <text:list-item>
                <text:p text:style-name="P8">... the sum of the two numbers</text:p>
              </text:list-item>
              <text:list-item>
                <text:p text:style-name="P8">... the difference of the two numbers</text:p>
              </text:list-item>
              <text:list-item>
                <text:p text:style-name="P8">... the product of the two numbers</text:p>
              </text:list-item>
              <text:list-item>
                <text:p text:style-name="P8">… the quotient of the two number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1</text:p>
          </table:table-cell>
          <table:table-cell table:style-name="Tabelle1.C3" office:value-type="string">
            <text:list xml:id="list4702315290272472401" text:style-name="L4">
              <text:list-item>
                <text:p text:style-name="P10">Hints:</text:p>
              </text:list-item>
              <text:list-item>
                <text:p text:style-name="P10">Convert the input text to a number using CDbl</text:p>
              </text:list-item>
              <text:list-item>
                <text:p text:style-name="P10">Display the result using MsgBox</text:p>
              </text:list-item>
              <text:list-item>
                <text:p text:style-name="P10">Use &amp; to concatenate strings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2M40S</meta:editing-duration>
    <meta:editing-cycles>8</meta:editing-cycles>
    <meta:generator>LibreOffice/4.1.3.2$Windows_x86 LibreOffice_project/70feb7d99726f064edab4605a8ab840c50ec57a</meta:generator>
    <dc:date>2015-07-27T10:58:49.380000000</dc:date>
    <meta:document-statistic meta:table-count="2" meta:image-count="0" meta:object-count="0" meta:page-count="1" meta:paragraph-count="22" meta:word-count="113" meta:character-count="539" meta:non-whitespace-character-count="45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